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VersionList.xml"/>
  <manifest:file-entry manifest:media-type="" manifest:full-path="META-INF/documentsignatures.xml"/>
  <manifest:file-entry manifest:media-type="" manifest:full-path="META-INF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Version3"/>
  <manifest:file-entry manifest:media-type="" manifest:full-path="Versions/Version4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41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ro4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9" style:family="table-cell" style:parent-style-name="Default">
      <style:table-cell-properties fo:border-bottom="none" fo:border-left="0.002cm solid #000000" fo:border-right="0.002cm solid #000000" fo:border-top="none"/>
    </style:style>
    <style:style style:name="ce10" style:family="table-cell" style:parent-style-name="Default">
      <style:table-cell-properties fo:border-bottom="none" fo:background-color="#ffff00" fo:border-left="0.002cm solid #000000" fo:border-right="0.002cm solid #000000" fo:border-top="none"/>
    </style:style>
    <style:style style:name="ce11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2" style:family="table-cell" style:parent-style-name="Default">
      <style:table-cell-properties fo:border-bottom="none" fo:background-color="#ff0000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order-left="none" fo:border-right="none" fo:border-top="0.002cm solid #000000"/>
    </style:style>
    <style:style style:name="ce14" style:family="table-cell" style:parent-style-name="Default">
      <style:table-cell-properties fo:border="0.002cm solid #000000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order-bottom="none" fo:background-color="#ff0000" fo:border-left="0.002cm solid #000000" fo:border-right="0.002cm solid #000000" fo:border-top="none"/>
    </style:style>
    <style:style style:name="ce17" style:family="table-cell" style:parent-style-name="Default">
      <style:table-cell-properties fo:border-bottom="none" fo:background-color="#e6e64c" fo:border-left="0.002cm solid #000000" fo:border-right="0.002cm solid #000000" fo:border-top="none"/>
    </style:style>
    <style:style style:name="ce18" style:family="table-cell" style:parent-style-name="Default">
      <style:table-cell-properties fo:border-bottom="none" fo:background-color="#00ff00" fo:border-left="0.002cm solid #000000" fo:border-right="0.002cm solid #000000" fo:border-top="none"/>
    </style:style>
    <style:style style:name="ce19" style:family="table-cell" style:parent-style-name="Default">
      <style:table-cell-properties fo:border-bottom="0.002cm solid #000000" fo:background-color="transparent" fo:border-left="0.002cm solid #000000" fo:border-right="0.002cm solid #000000" fo:border-top="none"/>
    </style:style>
    <style:style style:name="ce20" style:family="table-cell" style:parent-style-name="Default">
      <style:table-cell-properties fo:border-bottom="none" fo:background-color="#00ff00" fo:border-left="0.002cm solid #000000" fo:border-right="0.002cm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fo:border-bottom="none" fo:border-left="0.002cm solid #000000" fo:border-right="0.002cm solid #000000" fo:border-top="none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fo:color="#008080" fo:font-style="italic" style:font-style-asian="italic" style:font-style-complex="italic"/>
    </style:style>
    <style:style style:name="ce23" style:family="table-cell" style:parent-style-name="Default" style:data-style-name="N109">
      <style:table-cell-properties fo:border-bottom="none" fo:border-left="0.002cm solid #000000" fo:border-right="0.002cm solid #000000" fo:border-top="0.002cm solid #000000"/>
    </style:style>
    <style:style style:name="ce24" style:family="table-cell" style:parent-style-name="Default" style:data-style-name="N109">
      <style:table-cell-properties fo:border-bottom="none" fo:border-left="0.002cm solid #000000" fo:border-right="0.002cm solid #000000" fo:border-top="none"/>
    </style:style>
    <style:style style:name="ce25" style:family="table-cell" style:parent-style-name="Default" style:data-style-name="N109">
      <style:table-cell-properties fo:border-bottom="0.002cm solid #000000" fo:border-left="0.002cm solid #000000" fo:border-right="0.002cm solid #000000" fo:border-top="none"/>
    </style:style>
    <style:style style:name="ce26" style:family="table-cell" style:parent-style-name="Default" style:data-style-name="N109"/>
    <style:style style:name="ce27" style:family="table-cell" style:parent-style-name="Default" style:data-style-name="N109">
      <style:table-cell-properties fo:border="0.002cm solid #000000"/>
    </style:style>
    <style:style style:name="ce28" style:family="table-cell" style:parent-style-name="Default">
      <style:text-properties fo:font-size="13pt" style:font-size-asian="13pt" style:font-size-complex="13pt"/>
    </style:style>
    <style:style style:name="ce29" style:family="table-cell" style:parent-style-name="Default" style:data-style-name="N109">
      <style:table-cell-properties fo:border-bottom="none" fo:background-color="#00ff00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30" style:family="table-cell" style:parent-style-name="Default" style:data-style-name="N109">
      <style:table-cell-properties fo:border-bottom="none" fo:background-color="#00ff00" fo:border-left="0.002cm solid #000000" fo:border-right="0.002cm solid #000000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109">
      <style:table-cell-properties fo:border-bottom="none" fo:background-color="#e6e6e6" fo:border-left="0.002cm solid #000000" fo:border-right="0.002cm solid #000000" fo:border-top="none"/>
      <style:text-properties fo:font-weight="bold" style:font-weight-asian="bold" style:font-weight-complex="bold"/>
    </style:style>
    <style:style style:name="ce32" style:family="table-cell" style:parent-style-name="Default" style:data-style-name="N109">
      <style:table-cell-properties fo:border-bottom="0.002cm solid #000000" fo:background-color="#00ff00" fo:border-left="0.002cm solid #000000" fo:border-right="0.002cm solid #000000" fo:border-top="none"/>
      <style:text-properties fo:font-weight="bold" style:font-weight-asian="bold" style:font-weight-complex="bold"/>
    </style:style>
    <style:style style:name="ce33" style:family="table-cell" style:parent-style-name="Default" style:data-style-name="N109">
      <style:table-cell-properties fo:border-bottom="none" fo:background-color="#800000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34" style:family="table-cell" style:parent-style-name="Default" style:data-style-name="N109">
      <style:table-cell-properties fo:border-bottom="0.002cm solid #000000" fo:background-color="transparent" fo:border-left="0.002cm solid #000000" fo:border-right="0.002cm solid #000000" fo:border-top="none"/>
      <style:text-properties fo:font-weight="bold" style:font-weight-asian="bold" style:font-weight-complex="bold"/>
    </style:style>
    <style:style style:name="ce35" style:family="table-cell" style:parent-style-name="Default" style:data-style-name="N109">
      <style:text-properties fo:font-weight="bold" style:font-weight-asian="bold" style:font-weight-complex="bold"/>
    </style:style>
    <style:style style:name="ce36" style:family="table-cell" style:parent-style-name="Default" style:data-style-name="N109">
      <style:table-cell-properties fo:background-color="#e6e6e6" fo:border="0.002cm solid #000000"/>
      <style:text-properties fo:font-weight="bold" style:font-weight-asian="bold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800000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List1" table:style-name="ta1" table:print="false">
        <table:table-column table:style-name="co1" table:default-cell-style-name="ce3"/>
        <table:table-column table:style-name="co1" table:number-columns-repeated="3" table:default-cell-style-name="ce9"/>
        <table:table-column table:style-name="co1" table:number-columns-repeated="2" table:default-cell-style-name="ce24"/>
        <table:table-column table:style-name="co1" table:default-cell-style-name="ce30"/>
        <table:table-column table:style-name="co2" table:default-cell-style-name="ce37"/>
        <table:table-column table:style-name="co1" table:default-cell-style-name="Default"/>
        <table:table-row table:style-name="ro1">
          <table:table-cell table:style-name="Default"/>
          <table:table-cell table:style-name="ce6" office:value-type="string" table:number-columns-spanned="2" table:number-rows-spanned="1">
            <text:p>Part 1</text:p>
          </table:table-cell>
          <table:covered-table-cell table:style-name="ce14"/>
          <table:table-cell table:style-name="ce15" office:value-type="string">
            <text:p>Part 2</text:p>
          </table:table-cell>
          <table:table-cell table:style-name="ce6" office:value-type="string" table:number-columns-spanned="3" table:number-rows-spanned="1">
            <text:p>Body</text:p>
          </table:table-cell>
          <table:covered-table-cell table:style-name="ce15"/>
          <table:covered-table-cell table:style-name="ce28"/>
          <table:table-cell table:style-name="Default"/>
          <table:table-cell/>
        </table:table-row>
        <table:table-row table:style-name="ro2">
          <table:table-cell table:style-name="ce1"/>
          <table:table-cell table:style-name="ce7" office:value-type="string">
            <text:p>Praktické</text:p>
          </table:table-cell>
          <table:table-cell table:style-name="ce7" office:value-type="string">
            <text:p>Přílohy</text:p>
          </table:table-cell>
          <table:table-cell table:style-name="ce7" office:value-type="string">
            <text:p>Praktické</text:p>
          </table:table-cell>
          <table:table-cell table:style-name="ce7" office:value-type="string">
            <text:p>První část</text:p>
          </table:table-cell>
          <table:table-cell table:style-name="ce7" office:value-type="string">
            <text:p>Druhá část</text:p>
          </table:table-cell>
          <table:table-cell table:style-name="ce7" office:value-type="string">
            <text:p>Celkem</text:p>
          </table:table-cell>
          <table:table-cell table:style-name="Default"/>
          <table:table-cell/>
        </table:table-row>
        <table:table-row table:style-name="ro2">
          <table:table-cell table:style-name="ce2" office:value-type="string">
            <text:p>Po 1</text:p>
          </table:table-cell>
          <table:table-cell table:style-name="ce8"/>
          <table:table-cell table:style-name="ce8" office:value-type="float" office:value="91.5">
            <text:p>91,5</text:p>
          </table:table-cell>
          <table:table-cell table:style-name="ce8" office:value-type="float" office:value="33">
            <text:p>33</text:p>
          </table:table-cell>
          <table:table-cell table:style-name="ce23" table:formula="of:=([.B3]+[.C3])/([.$B$32]+[.$C$32])*12" office:value-type="float" office:value="10.98">
            <text:p>11,0</text:p>
          </table:table-cell>
          <table:table-cell table:style-name="ce23" table:formula="of:=[.D3]/[.$D$32]*12" office:value-type="float" office:value="6.6">
            <text:p>6,6</text:p>
          </table:table-cell>
          <table:table-cell table:style-name="ce29" table:formula="of:=[.E3]+[.F3]" office:value-type="float" office:value="17.58">
            <text:p>17,6</text:p>
          </table:table-cell>
          <table:table-cell office:value-type="string">
            <text:p>SEK061, ZIN016</text:p>
          </table:table-cell>
          <table:table-cell/>
        </table:table-row>
        <table:table-row table:style-name="ro2">
          <table:table-cell office:value-type="string">
            <text:p>Po 2</text:p>
          </table:table-cell>
          <table:table-cell office:value-type="float" office:value="82">
            <text:p>82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([.B4]+[.C4])/([.$B$32]+[.$C$32])*12" office:value-type="float" office:value="11.28">
            <text:p>11,3</text:p>
          </table:table-cell>
          <table:table-cell table:formula="of:=[.D4]/[.$D$32]*12" office:value-type="float" office:value="4">
            <text:p>4,0</text:p>
          </table:table-cell>
          <table:table-cell table:formula="of:=[.E4]+[.F4]" office:value-type="float" office:value="15.28">
            <text:p>15,3</text:p>
          </table:table-cell>
          <table:table-cell office:value-type="string">
            <text:p>MAR878, SUC144, VIT203</text:p>
          </table:table-cell>
          <table:table-cell office:value-type="string">
            <text:p>podivně navržený rozsah pro NAT Pool (přes více sítí)</text:p>
          </table:table-cell>
        </table:table-row>
        <table:table-row table:style-name="ro2">
          <table:table-cell office:value-type="string">
            <text:p>Po 3</text:p>
          </table:table-cell>
          <table:table-cell office:value-type="float" office:value="85">
            <text:p>85</text:p>
          </table:table-cell>
          <table:table-cell office:value-type="float" office:value="12">
            <text:p>12</text:p>
          </table:table-cell>
          <table:table-cell table:formula="of:=28+15" office:value-type="float" office:value="43">
            <text:p>43</text:p>
          </table:table-cell>
          <table:table-cell table:formula="of:=([.B5]+[.C5])/([.$B$32]+[.$C$32])*12" office:value-type="float" office:value="11.64">
            <text:p>11,6</text:p>
          </table:table-cell>
          <table:table-cell table:formula="of:=[.D5]/[.$D$32]*12" office:value-type="float" office:value="8.6">
            <text:p>8,6</text:p>
          </table:table-cell>
          <table:table-cell table:formula="of:=[.E5]+[.F5]" office:value-type="float" office:value="20.24">
            <text:p>20,2</text:p>
          </table:table-cell>
          <table:table-cell office:value-type="string">
            <text:p>DEN013, HAV382</text:p>
          </table:table-cell>
          <table:table-cell office:value-type="string">
            <text:p>podivně navržený rozsah pro NAT Pool (přes více sítí)</text:p>
          </table:table-cell>
        </table:table-row>
        <table:table-row table:style-name="ro2">
          <table:table-cell office:value-type="string">
            <text:p>Po 4</text:p>
          </table:table-cell>
          <table:table-cell table:style-name="ce10"/>
          <table:table-cell/>
          <table:table-cell table:style-name="ce16"/>
          <table:table-cell table:formula="of:=([.B6]+[.C6])/([.$B$32]+[.$C$32])*12" office:value-type="float" office:value="0">
            <text:p>0,0</text:p>
          </table:table-cell>
          <table:table-cell table:formula="of:=[.D6]/[.$D$32]*12" office:value-type="float" office:value="0">
            <text:p>0,0</text:p>
          </table:table-cell>
          <table:table-cell table:style-name="ce31" table:formula="of:=[.E6]+[.F6]" office:value-type="float" office:value="0">
            <text:p>0,0</text:p>
          </table:table-cell>
          <table:table-cell office:value-type="string">
            <text:p>GYB001, MRT001</text:p>
          </table:table-cell>
          <table:table-cell table:style-name="ce39" office:value-type="string">
            <text:p>Neodevzdáno přes VL, nutná ruční oprava?</text:p>
          </table:table-cell>
        </table:table-row>
        <table:table-row table:style-name="ro2">
          <table:table-cell office:value-type="string">
            <text:p>Po 5</text:p>
          </table:table-cell>
          <table:table-cell office:value-type="float" office:value="80">
            <text:p>80</text:p>
          </table:table-cell>
          <table:table-cell office:value-type="float" office:value="13">
            <text:p>13</text:p>
          </table:table-cell>
          <table:table-cell table:style-name="ce17" office:value-type="float" office:value="33">
            <text:p>33</text:p>
          </table:table-cell>
          <table:table-cell table:formula="of:=([.B7]+[.C7])/([.$B$32]+[.$C$32])*12" office:value-type="float" office:value="11.16">
            <text:p>11,2</text:p>
          </table:table-cell>
          <table:table-cell table:formula="of:=[.D7]/[.$D$32]*12" office:value-type="float" office:value="6.6">
            <text:p>6,6</text:p>
          </table:table-cell>
          <table:table-cell table:formula="of:=[.E7]+[.F7]" office:value-type="float" office:value="17.76">
            <text:p>17,8</text:p>
          </table:table-cell>
          <table:table-cell office:value-type="string">
            <text:p>GLU023, MEN083, NYK017</text:p>
          </table:table-cell>
          <table:table-cell office:value-type="string">
            <text:p>Chybí adresace v pův. Obrázku, kvůli výpadkům odloženo do St</text:p>
          </table:table-cell>
        </table:table-row>
        <table:table-row table:style-name="ro2">
          <table:table-cell office:value-type="string">
            <text:p>Po 6</text:p>
          </table:table-cell>
          <table:table-cell office:value-type="float" office:value="80">
            <text:p>80</text:p>
          </table:table-cell>
          <table:table-cell office:value-type="float" office:value="14">
            <text:p>14</text:p>
          </table:table-cell>
          <table:table-cell table:style-name="ce18" office:value-type="float" office:value="57">
            <text:p>57</text:p>
          </table:table-cell>
          <table:table-cell table:formula="of:=([.B8]+[.C8])/([.$B$32]+[.$C$32])*12" office:value-type="float" office:value="11.28">
            <text:p>11,3</text:p>
          </table:table-cell>
          <table:table-cell table:formula="of:=[.D8]/[.$D$32]*12" office:value-type="float" office:value="11.4">
            <text:p>11,4</text:p>
          </table:table-cell>
          <table:table-cell table:formula="of:=[.E8]+[.F8]" office:value-type="float" office:value="22.68">
            <text:p>22,7</text:p>
          </table:table-cell>
          <table:table-cell office:value-type="string">
            <text:p>KAR248, KAS378, ZOL007</text:p>
          </table:table-cell>
          <table:table-cell office:value-type="string">
            <text:p>Maska u VA a VB není uvedena, zapomenuto zadat adresu DNS serveru v testech, číslo portu u WWW u cíle ne u zdroje ve zpětném směru</text:p>
          </table:table-cell>
        </table:table-row>
        <table:table-row table:style-name="ro2">
          <table:table-cell table:style-name="ce4" office:value-type="string">
            <text:p>Po 7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5">
            <text:p>15</text:p>
          </table:table-cell>
          <table:table-cell table:style-name="ce19" office:value-type="float" office:value="30">
            <text:p>30</text:p>
          </table:table-cell>
          <table:table-cell table:style-name="ce25" table:formula="of:=([.B9]+[.C9])/([.$B$32]+[.$C$32])*12" office:value-type="float" office:value="12">
            <text:p>12,0</text:p>
          </table:table-cell>
          <table:table-cell table:style-name="ce25" table:formula="of:=[.D9]/[.$D$32]*12" office:value-type="float" office:value="6">
            <text:p>6,0</text:p>
          </table:table-cell>
          <table:table-cell table:style-name="ce32" table:formula="of:=[.E9]+[.F9]" office:value-type="float" office:value="18">
            <text:p>18,0</text:p>
          </table:table-cell>
          <table:table-cell office:value-type="string">
            <text:p>CHL159, PRO395, URB226</text:p>
          </table:table-cell>
          <table:table-cell/>
        </table:table-row>
        <table:table-row table:style-name="ro2">
          <table:table-cell table:style-name="Default" table:number-columns-repeated="8"/>
          <table:table-cell/>
        </table:table-row>
        <table:table-row table:style-name="ro3">
          <table:table-cell table:style-name="ce2" office:value-type="string">
            <text:p>Út 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8"/>
          <table:table-cell table:style-name="ce23" table:formula="of:=([.B11]+[.C11])/([.$B$32]+[.$C$32])*12" office:value-type="float" office:value="0">
            <text:p>0,0</text:p>
          </table:table-cell>
          <table:table-cell table:style-name="ce23" table:formula="of:=[.D11]/[.$D$32]*12" office:value-type="float" office:value="0">
            <text:p>0,0</text:p>
          </table:table-cell>
          <table:table-cell table:style-name="ce33" table:formula="of:=[.E11]+[.F11]" office:value-type="float" office:value="0">
            <text:p>0,0</text:p>
          </table:table-cell>
          <table:table-cell table:number-columns-repeated="2"/>
        </table:table-row>
        <table:table-row table:style-name="ro2">
          <table:table-cell office:value-type="string">
            <text:p>Út 2</text:p>
          </table:table-cell>
          <table:table-cell office:value-type="float" office:value="83">
            <text:p>83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formula="of:=([.B12]+[.C12])/([.$B$32]+[.$C$32])*12" office:value-type="float" office:value="11.76">
            <text:p>11,8</text:p>
          </table:table-cell>
          <table:table-cell table:formula="of:=[.D12]/[.$D$32]*12" office:value-type="float" office:value="7">
            <text:p>7,0</text:p>
          </table:table-cell>
          <table:table-cell table:formula="of:=[.E12]+[.F12]" office:value-type="float" office:value="18.76">
            <text:p>18,8</text:p>
          </table:table-cell>
          <table:table-cell office:value-type="string">
            <text:p>HEL078, JAW130</text:p>
          </table:table-cell>
          <table:table-cell office:value-type="string">
            <text:p>Jména v DNS nejsou podle zadání, adresace mimo prefix, příliš velký NAT pool, přehozené počty stanic mezi VA a VB</text:p>
          </table:table-cell>
        </table:table-row>
        <table:table-row table:style-name="ro2">
          <table:table-cell office:value-type="string">
            <text:p>Út 3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([.B13]+[.C13])/([.$B$32]+[.$C$32])*12" office:value-type="float" office:value="4.8">
            <text:p>4,8</text:p>
          </table:table-cell>
          <table:table-cell table:formula="of:=[.D13]/[.$D$32]*12" office:value-type="float" office:value="5">
            <text:p>5,0</text:p>
          </table:table-cell>
          <table:table-cell table:style-name="ce31" table:formula="of:=[.E13]+[.F13]" office:value-type="float" office:value="9.8">
            <text:p>9,8</text:p>
          </table:table-cell>
          <table:table-cell office:value-type="string">
            <text:p>MAL465, SEV198</text:p>
          </table:table-cell>
          <table:table-cell office:value-type="string">
            <text:p>chybějící výchozí brány/adresy na PC, nefunkční DNS, v 2. části nekonfigurovány adresy na rozhraních</text:p>
          </table:table-cell>
        </table:table-row>
        <table:table-row table:style-name="ro2">
          <table:table-cell office:value-type="string">
            <text:p>Út 4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formula="of:=([.B14]+[.C14])/([.$B$32]+[.$C$32])*12" office:value-type="float" office:value="12">
            <text:p>12,0</text:p>
          </table:table-cell>
          <table:table-cell table:formula="of:=[.D14]/[.$D$32]*12" office:value-type="float" office:value="7">
            <text:p>7,0</text:p>
          </table:table-cell>
          <table:table-cell table:formula="of:=[.E14]+[.F14]" office:value-type="float" office:value="19">
            <text:p>19,0</text:p>
          </table:table-cell>
          <table:table-cell office:value-type="string">
            <text:p>GAV101, PAL353, VAN387</text:p>
          </table:table-cell>
          <table:table-cell office:value-type="string">
            <text:p>stejné adresy v obrázku pro VLAN B a NAT pool</text:p>
          </table:table-cell>
        </table:table-row>
        <table:table-row table:style-name="ro2">
          <table:table-cell office:value-type="string">
            <text:p>Út 5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table:style-name="ce20" office:value-type="float" office:value="57">
            <text:p>57</text:p>
          </table:table-cell>
          <table:table-cell table:formula="of:=([.B15]+[.C15])/([.$B$32]+[.$C$32])*12" office:value-type="float" office:value="11.76">
            <text:p>11,8</text:p>
          </table:table-cell>
          <table:table-cell table:formula="of:=[.D15]/[.$D$32]*12" office:value-type="float" office:value="11.4">
            <text:p>11,4</text:p>
          </table:table-cell>
          <table:table-cell table:formula="of:=[.E15]+[.F15]" office:value-type="float" office:value="23.16">
            <text:p>23,2</text:p>
          </table:table-cell>
          <table:table-cell office:value-type="string">
            <text:p>POK142, SOJ050</text:p>
          </table:table-cell>
          <table:table-cell office:value-type="string">
            <text:p>v adresaci chybí NAT pool, chybějící konfigurace síť. adres na PC </text:p>
          </table:table-cell>
        </table:table-row>
        <table:table-row table:style-name="ro4">
          <table:table-cell office:value-type="string">
            <text:p>Út 6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B16]+[.C16])/([.$B$32]+[.$C$32])*12" office:value-type="float" office:value="11.4">
            <text:p>11,4</text:p>
          </table:table-cell>
          <table:table-cell table:formula="of:=[.D16]/[.$D$32]*12" office:value-type="float" office:value="6">
            <text:p>6,0</text:p>
          </table:table-cell>
          <table:table-cell table:formula="of:=[.E16]+[.F16]" office:value-type="float" office:value="17.4">
            <text:p>17,4</text:p>
          </table:table-cell>
          <table:table-cell office:value-type="string">
            <text:p>DEN020, MAR874, REV010</text:p>
          </table:table-cell>
          <table:table-cell office:value-type="string">
            <text:p>zapomněli zadat při testech parametry DNS</text:p>
          </table:table-cell>
        </table:table-row>
        <table:table-row table:style-name="ro3">
          <table:table-cell office:value-type="string">
            <text:p>Út 7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([.B17]+[.C17])/([.$B$32]+[.$C$32])*12" office:value-type="float" office:value="11.4">
            <text:p>11,4</text:p>
          </table:table-cell>
          <table:table-cell table:formula="of:=[.D17]/[.$D$32]*12" office:value-type="float" office:value="5">
            <text:p>5,0</text:p>
          </table:table-cell>
          <table:table-cell table:formula="of:=[.E17]+[.F17]" office:value-type="float" office:value="16.4">
            <text:p>16,4</text:p>
          </table:table-cell>
          <table:table-cell table:style-name="ce38" office:value-type="string">
            <text:p>BUR267, JUC036</text:p>
          </table:table-cell>
          <table:table-cell office:value-type="string">
            <text:p>podsíťování <text:span text:style-name="T1">není</text:span><text:span text:style-name="T2"> VLSM</text:span></text:p>
          </table:table-cell>
        </table:table-row>
        <table:table-row table:style-name="ro2">
          <table:table-cell office:value-type="string">
            <text:p>Út 8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table:formula="of:=([.B18]+[.C18])/([.$B$32]+[.$C$32])*12" office:value-type="float" office:value="10.2">
            <text:p>10,2</text:p>
          </table:table-cell>
          <table:table-cell table:formula="of:=[.D18]/[.$D$32]*12" office:value-type="float" office:value="6.6">
            <text:p>6,6</text:p>
          </table:table-cell>
          <table:table-cell table:formula="of:=[.E18]+[.F18]" office:value-type="float" office:value="16.8">
            <text:p>16,8</text:p>
          </table:table-cell>
          <table:table-cell office:value-type="string">
            <text:p>BUR320, KLI346</text:p>
          </table:table-cell>
          <table:table-cell office:value-type="string">
            <text:p>některé adresy v 2. plánku jsou ořezané a nelze je přečíst, korekce 2. části při přepočtu na body</text:p>
          </table:table-cell>
        </table:table-row>
        <table:table-row table:style-name="ro2">
          <table:table-cell office:value-type="string">
            <text:p>Út 9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table:style-name="ce18" table:formula="of:=33+25" office:value-type="float" office:value="58">
            <text:p>58</text:p>
          </table:table-cell>
          <table:table-cell table:formula="of:=([.B19]+[.C19])/([.$B$32]+[.$C$32])*12" office:value-type="float" office:value="11.88">
            <text:p>11,9</text:p>
          </table:table-cell>
          <table:table-cell table:formula="of:=[.D19]/[.$D$32]*12" office:value-type="float" office:value="11.6">
            <text:p>11,6</text:p>
          </table:table-cell>
          <table:table-cell table:formula="of:=[.E19]+[.F19]" office:value-type="float" office:value="23.48">
            <text:p>23,5</text:p>
          </table:table-cell>
          <table:table-cell office:value-type="string">
            <text:p>HRA373, KRU198, KUC491</text:p>
          </table:table-cell>
          <table:table-cell office:value-type="string">
            <text:p>podivně navržený rozsah pro NAT Pool (přes více sítí), /24 u NAT poolu v 1 obrázku</text:p>
          </table:table-cell>
        </table:table-row>
        <table:table-row table:style-name="ro2">
          <table:table-cell office:value-type="string">
            <text:p>Út 10</text:p>
          </table:table-cell>
          <table:table-cell office:value-type="float" office:value="85">
            <text:p>85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B20]+[.C20])/([.$B$32]+[.$C$32])*12" office:value-type="float" office:value="11.52">
            <text:p>11,5</text:p>
          </table:table-cell>
          <table:table-cell table:formula="of:=[.D20]/[.$D$32]*12" office:value-type="float" office:value="6.6">
            <text:p>6,6</text:p>
          </table:table-cell>
          <table:table-cell table:formula="of:=[.E20]+[.F20]" office:value-type="float" office:value="18.12">
            <text:p>18,1</text:p>
          </table:table-cell>
          <table:table-cell office:value-type="string">
            <text:p>KUN189, OGU005, ZEM169</text:p>
          </table:table-cell>
          <table:table-cell office:value-type="string">
            <text:p>Nejede DNS, špatný rozsah pro segment s priv. Adresami, FTP místo telnet v 1 větvi ACL (nyní vubec není telnet uveden)</text:p>
          </table:table-cell>
        </table:table-row>
        <table:table-row table:style-name="ro2">
          <table:table-cell office:value-type="string">
            <text:p>Út 11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table:style-name="ce18" office:value-type="float" office:value="60">
            <text:p>60</text:p>
          </table:table-cell>
          <table:table-cell table:formula="of:=([.B21]+[.C21])/([.$B$32]+[.$C$32])*12" office:value-type="float" office:value="11.76">
            <text:p>11,8</text:p>
          </table:table-cell>
          <table:table-cell table:formula="of:=[.D21]/[.$D$32]*12" office:value-type="float" office:value="12">
            <text:p>12,0</text:p>
          </table:table-cell>
          <table:table-cell table:formula="of:=[.E21]+[.F21]" office:value-type="float" office:value="23.76">
            <text:p>23,8</text:p>
          </table:table-cell>
          <table:table-cell office:value-type="string">
            <text:p>BAJ125, SVO354, VAS286</text:p>
          </table:table-cell>
          <table:table-cell office:value-type="string">
            <text:p>NAT pool obsahuje i broadcast adresu, v původním plánku nejsou adresy, v ekviv. L3 topologii má VB veřejné adresy</text:p>
          </table:table-cell>
        </table:table-row>
        <table:table-row table:style-name="ro3">
          <table:table-cell office:value-type="string">
            <text:p>Út 12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table:formula="of:=([.B22]+[.C22])/([.$B$32]+[.$C$32])*12" office:value-type="float" office:value="9.96">
            <text:p>10,0</text:p>
          </table:table-cell>
          <table:table-cell table:formula="of:=[.D22]/[.$D$32]*12" office:value-type="float" office:value="6.6">
            <text:p>6,6</text:p>
          </table:table-cell>
          <table:table-cell table:formula="of:=[.E22]+[.F22]" office:value-type="float" office:value="16.56">
            <text:p>16,6</text:p>
          </table:table-cell>
          <table:table-cell office:value-type="string">
            <text:p>MOH067, STO291, VAN375</text:p>
          </table:table-cell>
          <table:table-cell office:value-type="string">
            <text:p>chybí NAT pool v obrázku, korekce 2. části při přepočtu na body</text:p>
          </table:table-cell>
        </table:table-row>
        <table:table-row table:style-name="ro3">
          <table:table-cell office:value-type="string">
            <text:p>Út 13</text:p>
          </table:table-cell>
          <table:table-cell office:value-type="float" office:value="85">
            <text:p>85</text:p>
          </table:table-cell>
          <table:table-cell office:value-type="float" office:value="11">
            <text:p>11</text:p>
          </table:table-cell>
          <table:table-cell table:style-name="ce21" office:value-type="float" office:value="30">
            <text:p>30</text:p>
          </table:table-cell>
          <table:table-cell table:formula="of:=([.B23]+[.C23])/([.$B$32]+[.$C$32])*12" office:value-type="float" office:value="11.52">
            <text:p>11,5</text:p>
          </table:table-cell>
          <table:table-cell table:formula="of:=[.D23]/[.$D$32]*12" office:value-type="float" office:value="6">
            <text:p>6,0</text:p>
          </table:table-cell>
          <table:table-cell table:formula="of:=[.E23]+[.F23]" office:value-type="float" office:value="17.52">
            <text:p>17,5</text:p>
          </table:table-cell>
          <table:table-cell table:style-name="ce38" office:value-type="string">
            <text:p>BER308, GLO062</text:p>
          </table:table-cell>
          <table:table-cell/>
        </table:table-row>
        <table:table-row table:style-name="ro2">
          <table:table-cell office:value-type="string">
            <text:p>Út 14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table:style-name="ce18" table:formula="of:=40+20" office:value-type="float" office:value="60">
            <text:p>60</text:p>
          </table:table-cell>
          <table:table-cell table:formula="of:=([.B24]+[.C24])/([.$B$32]+[.$C$32])*12" office:value-type="float" office:value="12">
            <text:p>12,0</text:p>
          </table:table-cell>
          <table:table-cell table:formula="of:=[.D24]/[.$D$32]*12" office:value-type="float" office:value="12">
            <text:p>12,0</text:p>
          </table:table-cell>
          <table:table-cell table:formula="of:=[.E24]+[.F24]" office:value-type="float" office:value="24">
            <text:p>24,0</text:p>
          </table:table-cell>
          <table:table-cell office:value-type="string">
            <text:p>KAR280, MRA134, POP101</text:p>
          </table:table-cell>
          <table:table-cell office:value-type="string">
            <text:p>podivně navržený rozsah pro NAT Pool (přes více sítí), v 2. části uznáno vše až na PTR </text:p>
          </table:table-cell>
        </table:table-row>
        <table:table-row table:style-name="ro2">
          <table:table-cell office:value-type="string">
            <text:p>Út 15</text:p>
          </table:table-cell>
          <table:table-cell office:value-type="float" office:value="82">
            <text:p>82</text:p>
          </table:table-cell>
          <table:table-cell office:value-type="float" office:value="12">
            <text:p>12</text:p>
          </table:table-cell>
          <table:table-cell table:style-name="ce22" office:value-type="float" office:value="47">
            <text:p>47</text:p>
          </table:table-cell>
          <table:table-cell table:formula="of:=([.B25]+[.C25])/([.$B$32]+[.$C$32])*12" office:value-type="float" office:value="11.28">
            <text:p>11,3</text:p>
          </table:table-cell>
          <table:table-cell table:formula="of:=[.D25]/[.$D$32]*12" office:value-type="float" office:value="9.4">
            <text:p>9,4</text:p>
          </table:table-cell>
          <table:table-cell table:formula="of:=[.E25]+[.F25]" office:value-type="float" office:value="20.68">
            <text:p>20,7</text:p>
          </table:table-cell>
          <table:table-cell office:value-type="string">
            <text:p>HOS070, JAS125, KOH121</text:p>
          </table:table-cell>
          <table:table-cell office:value-type="string">
            <text:p>U ACL přehozeny směry IN a OUT, co ty ručně kreslené skenované obrázky???</text:p>
          </table:table-cell>
        </table:table-row>
        <table:table-row table:style-name="ro2">
          <table:table-cell office:value-type="string">
            <text:p>Út 16</text:p>
          </table:table-cell>
          <table:table-cell office:value-type="float" office:value="80">
            <text:p>80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formula="of:=([.B26]+[.C26])/([.$B$32]+[.$C$32])*12" office:value-type="float" office:value="11.28">
            <text:p>11,3</text:p>
          </table:table-cell>
          <table:table-cell table:formula="of:=[.D26]/[.$D$32]*12" office:value-type="float" office:value="7">
            <text:p>7,0</text:p>
          </table:table-cell>
          <table:table-cell table:formula="of:=[.E26]+[.F26]" office:value-type="float" office:value="18.28">
            <text:p>18,3</text:p>
          </table:table-cell>
          <table:table-cell office:value-type="string">
            <text:p>DUD177, IMR011</text:p>
          </table:table-cell>
          <table:table-cell office:value-type="string">
            <text:p>NETESTOVALI 2. část, katastrofální kvalita obrázků, pomíchaný český a cesky text, z textu není jasné, co je NAT pool</text:p>
          </table:table-cell>
        </table:table-row>
        <table:table-row table:style-name="ro2">
          <table:table-cell office:value-type="string">
            <text:p>Út 17</text:p>
          </table:table-cell>
          <table:table-cell office:value-type="float" office:value="85">
            <text:p>85</text:p>
          </table:table-cell>
          <table:table-cell table:style-name="Default" office:value-type="float" office:value="12">
            <text:p>12</text:p>
          </table:table-cell>
          <table:table-cell table:style-name="ce18" table:formula="of:=35+25" office:value-type="float" office:value="60">
            <text:p>60</text:p>
          </table:table-cell>
          <table:table-cell table:formula="of:=([.B27]+[.C27])/([.$B$32]+[.$C$32])*12" office:value-type="float" office:value="11.64">
            <text:p>11,6</text:p>
          </table:table-cell>
          <table:table-cell table:formula="of:=[.D27]/[.$D$32]*12" office:value-type="float" office:value="12">
            <text:p>12,0</text:p>
          </table:table-cell>
          <table:table-cell table:formula="of:=[.E27]+[.F27]" office:value-type="float" office:value="23.64">
            <text:p>23,6</text:p>
          </table:table-cell>
          <table:table-cell office:value-type="string">
            <text:p>COU057, GAV096, MOL049</text:p>
          </table:table-cell>
          <table:table-cell/>
        </table:table-row>
        <table:table-row table:style-name="ro2">
          <table:table-cell office:value-type="string">
            <text:p>Út 18</text:p>
          </table:table-cell>
          <table:table-cell office:value-type="float" office:value="82">
            <text:p>82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formula="of:=([.B28]+[.C28])/([.$B$32]+[.$C$32])*12" office:value-type="float" office:value="11.64">
            <text:p>11,6</text:p>
          </table:table-cell>
          <table:table-cell table:formula="of:=[.D28]/[.$D$32]*12" office:value-type="float" office:value="7">
            <text:p>7,0</text:p>
          </table:table-cell>
          <table:table-cell table:formula="of:=[.E28]+[.F28]" office:value-type="float" office:value="18.64">
            <text:p>18,6</text:p>
          </table:table-cell>
          <table:table-cell office:value-type="string">
            <text:p>DOL199, POU017</text:p>
          </table:table-cell>
          <table:table-cell office:value-type="string">
            <text:p>strašný obrázek ekvivalentní topologie, korekce 2. části při přepočtu na body</text:p>
          </table:table-cell>
        </table:table-row>
        <table:table-row table:style-name="ro2">
          <table:table-cell office:value-type="string">
            <text:p>Út 19</text:p>
          </table:table-cell>
          <table:table-cell office:value-type="float" office:value="80">
            <text:p>80</text:p>
          </table:table-cell>
          <table:table-cell office:value-type="float" office:value="12">
            <text:p>12</text:p>
          </table:table-cell>
          <table:table-cell table:style-name="ce21" office:value-type="float" office:value="35">
            <text:p>35</text:p>
          </table:table-cell>
          <table:table-cell table:formula="of:=([.B29]+[.C29])/([.$B$32]+[.$C$32])*12" office:value-type="float" office:value="11.04">
            <text:p>11,0</text:p>
          </table:table-cell>
          <table:table-cell table:formula="of:=[.D29]/[.$D$32]*12" office:value-type="float" office:value="7">
            <text:p>7,0</text:p>
          </table:table-cell>
          <table:table-cell table:formula="of:=[.E29]+[.F29]" office:value-type="float" office:value="18.04">
            <text:p>18,0</text:p>
          </table:table-cell>
          <table:table-cell office:value-type="string">
            <text:p>HAN426, NOV863</text:p>
          </table:table-cell>
          <table:table-cell/>
        </table:table-row>
        <table:table-row table:style-name="ro2">
          <table:table-cell table:style-name="ce4"/>
          <table:table-cell table:style-name="ce11" table:number-columns-repeated="3"/>
          <table:table-cell table:style-name="ce25" table:number-columns-repeated="2"/>
          <table:table-cell table:style-name="ce34"/>
          <table:table-cell table:number-columns-repeated="2"/>
        </table:table-row>
        <table:table-row table:style-name="ro2">
          <table:table-cell table:style-name="Default" table:number-columns-repeated="4"/>
          <table:table-cell table:style-name="ce26" table:number-columns-repeated="2"/>
          <table:table-cell table:style-name="ce35"/>
          <table:table-cell table:style-name="Default"/>
          <table:table-cell/>
        </table:table-row>
        <table:table-row table:style-name="ro2">
          <table:table-cell table:style-name="ce5"/>
          <table:table-cell table:style-name="ce13" office:value-type="float" office:value="85">
            <text:p>85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60">
            <text:p>60</text:p>
          </table:table-cell>
          <table:table-cell table:style-name="ce27" table:formula="of:=([.B32]+[.C32])/([.$B$32]+[.$C$32])*12" office:value-type="float" office:value="12">
            <text:p>12,0</text:p>
          </table:table-cell>
          <table:table-cell table:style-name="ce27" table:formula="of:=[.D32]/[.$D$32]*12" office:value-type="float" office:value="12">
            <text:p>12,0</text:p>
          </table:table-cell>
          <table:table-cell table:style-name="ce36" table:formula="of:=[.E32]+[.F32]" office:value-type="float" office:value="24">
            <text:p>24,0</text:p>
          </table:table-cell>
          <table:table-cell table:style-name="Default"/>
          <table:table-cell/>
        </table:table-row>
        <table:table-row table:style-name="ro2">
          <table:table-cell table:style-name="Default" table:number-columns-repeated="8"/>
          <table:table-cell/>
        </table:table-row>
        <table:table-row table:style-name="ro3">
          <table:table-cell table:style-name="Default" office:value-type="string">
            <text:p><text:span text:style-name="T1">Nejčastější chyby v DNS</text:span>: Vypnuté rekurzivní prohledávání, jiné značení rozhraní, než je požadováno, chybějící výchozí zóny v resolv.conf, nepřepsaný root server v db.root, DNS server nejede</text:p>
          </table:table-cell>
          <table:table-cell table:style-name="Default" table:number-columns-repeated="7"/>
          <table:table-cell/>
        </table:table-row>
      </table:table>
      <table:table table:name="Lis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6">16.12.2009</text:date>, <text:time>12:10:3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vel Moravec</meta:initial-creator>
    <meta:creation-date>2009-12-03T14:29:34</meta:creation-date>
    <dc:date>2009-12-16T12:10:31</dc:date>
    <dc:creator>Pavel Moravec</dc:creator>
    <meta:editing-duration>PT35H43M48S</meta:editing-duration>
    <meta:editing-cycles>112</meta:editing-cycles>
    <meta:generator>OpenOffice.org/3.1$Unix OpenOffice.org_project/310m21$Build-9319</meta:generator>
    <meta:document-statistic meta:table-count="3" meta:cell-count="243" meta:object-count="0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c800b700fd005400170095004300de00a200ee003d009a00720038009900d1">
    <SignedInfo>
      <CanonicalizationMethod Algorithm="http://www.w3.org/TR/2001/REC-xml-c14n-20010315"/>
      <SignatureMethod Algorithm="http://www.w3.org/2000/09/xmldsig#rsa-sha1"/>
      <Reference URI="VersionList.xml">
        <DigestMethod Algorithm="http://www.w3.org/2000/09/xmldsig#sha1"/>
        <DigestValue>flInloN53DaRyUz4+GE/Dj+DLPo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A/nijpqjil5JU5I7sX4EpQCAVvs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Oc5n3CNdNFRod3ZVBp5Ble2JdHE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dNaUlDsdDlSvlDfjc1BhwJeNCss=</DigestValue>
      </Reference>
      <Reference URI="Versions/Version1">
        <DigestMethod Algorithm="http://www.w3.org/2000/09/xmldsig#sha1"/>
        <DigestValue>m1iwNFVvXotilKZKE+a8FzsC8xA=</DigestValue>
      </Reference>
      <Reference URI="Versions/Version2">
        <DigestMethod Algorithm="http://www.w3.org/2000/09/xmldsig#sha1"/>
        <DigestValue>liqnOpOlAD3qB456DnorK24PPwM=</DigestValue>
      </Reference>
      <Reference URI="Versions/Version3">
        <DigestMethod Algorithm="http://www.w3.org/2000/09/xmldsig#sha1"/>
        <DigestValue>C59rpYn9sCoieqqe0Z+hd/GULiE=</DigestValue>
      </Reference>
      <Reference URI="Versions/Version4">
        <DigestMethod Algorithm="http://www.w3.org/2000/09/xmldsig#sha1"/>
        <DigestValue>QVuXrDDtPWQAiqDHCMYUOvwJS6E=</DigestValue>
      </Reference>
      <Reference URI="Thumbnails/thumbnail.png">
        <DigestMethod Algorithm="http://www.w3.org/2000/09/xmldsig#sha1"/>
        <DigestValue>6KyAQgN6t1KtuP69z/+jiXGYoBs=</DigestValue>
      </Reference>
      <Reference URI="Configurations2/accelerator/current.xml">
        <DigestMethod Algorithm="http://www.w3.org/2000/09/xmldsig#sha1"/>
        <DigestValue>2jmj7l5rSw0yVb/vlWAYkK/YBwk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OTWqk4FO23ZZgksQXMVoVzJN1nQ=</DigestValue>
      </Reference>
      <Reference URI="#ID_0039008900f4009f00760043004300af0080001900320064007f002800e8008d">
        <DigestMethod Algorithm="http://www.w3.org/2000/09/xmldsig#sha1"/>
        <DigestValue>gdqNSgv3E02G/vg1NpXXSsVQ6Ng=</DigestValue>
      </Reference>
    </SignedInfo>
    <SignatureValue>jmBV4C49Ge37+eHIaOOBHBODtKWd/iWLCsQZ4q7T4SxkxPCFhmUOXtF+hMahi8mf
52u7vLC9+yafbFppHS3Z2DQ0JKW1bmFLVh4Q3jaMjTSLPfMuY0f5/0fCN/CSdPI+
wDu6fXG74qsTTyLMIh69/NEfSpp6dIq22O8Wn/2pjsU=</SignatureValue>
    <KeyInfo>
      <X509Data>
        <X509IssuerSerial>
          <X509IssuerName>OID.2.5.29.17=ca@vsb.cz,CN=CA VSB-TUO 2005-12-05,OU=Computer Center,O=VSB - Technical University of Ostrava,L=Ostrava,C=CZ</X509IssuerName>
          <X509SerialNumber>524</X509SerialNumber>
        </X509IssuerSerial>
        <X509Certificate>MIIFUDCCBDigAwIBAgICAgwwDQYJKoZIhvcNAQEFBQAwgZ0xCzAJBgNVBAYTAkNaMRAwDgYDVQQHEwdPc3RyYXZhMS4wLAYDVQQKEyVWU0IgLSBUZWNobmljYWwgVW5pdmVyc2l0eSBvZiBPc3RyYXZhMRgwFgYDVQQLEw9Db21wdXRlciBDZW50ZXIxHjAcBgNVBAMTFUNBIFZTQi1UVU8gMjAwNS0xMi0wNTESMBAGA1UdERQJY2FAdnNiLmN6MB4XDTA5MDMyMDEyMjQyN1oXDTEyMDgzMTIxNTk1OVowga4xCzAJBgNVBAYTAkNaMRowGAYDVQQIExExMjM3NTQyODU5MTU1MTU4NjEQMA4GA1UEBxMHT3N0cmF2YTEuMCwGA1UEChMlVlNCIC0gVGVjaG5pY2FsIFVuaXZlcnNpdHkgb2YgT3N0cmF2YTEMMAoGA1UECxMDRkVJMQ4wDAYDVQQDEwVtb3IwMzEjMCEGCSqGSIb3DQEJARYUcGF2ZWwubW9yYXZlY0B2c2IuY3owgZ8wDQYJKoZIhvcNAQEBBQADgY0AMIGJAoGBAJ9Ykba++rp1h4Zfb7UsbcYqYaPnw4CuUNMdXF95Aaj1bKfNJnSNJXBSOPA4c17Kc6ypQsk5RwkSH69xkzhVf0ULrQ3cTmCGHu7yQCKmJnbwn0o9Tqc69tiKMGlF1SVbrXs+4B2jdelMEVmtCNexzXtuyo5EVglx6DE9xtlENzIXAgMBAAGjggIJMIICBTAJBgNVHRMEAjAAMBEGCWCGSAGG+EIBAQQEAwIEsDALBgNVHQ8EBAMCA/gwYgYDVR0lBFswWQYIKwYBBQUHAwMGCCsGAQUFBwMEBgorBgEEAYI3AgEVBgorBgEEAYI3CgMBBgorBgEEAYI3CgMDBgorBgEEAYI3CgMEBglghkgBhvhCBAEGCCsGAQUFBwMCMB8GCWCGSAGG+EIBDQQSFhBVc2VyIENlcnRpZmljYXRlMCgGCWCGSAGG+EIBBAQbFhlodHRwOi8vY2EudnNiLmN6L2NybC8wMDMvMCoGA1UdHwQjMCEwH6AdoBuGGWh0dHA6Ly9jYS52c2IuY3ovY3JsLzAwMy8wQwYDVR0gBDwwOjA4Bg0rBgEEAYGpIQgBAQIAMCcwJQYIKwYBBQUHAgEWGWh0dHA6Ly9jYS52c2IuY3ovY3BzLzAwMy8wHQYDVR0OBBYEFPc+rJb5NkWvH288APw8GwYVCwZwMB8GA1UdIwQYMBaAFIyroJ86A0+t+morKu6dWEt7Q4gCMHgGA1UdEQRxMG+BFHBhdmVsLm1vcmF2ZWNAdnNiLmN6gRVwYXZlbC5tb3JhdmVjQHBvc3QuY3qBFXBhdmVsLm1vcmF2ZWNAcG9zdC5jeoEVcGF2ZWxtb3JhdmVjQGF0bGFzLmN6gRJtb3JhdmVjcEBnbWFpbC5jb20wDQYJKoZIhvcNAQEFBQADggEBAAL6y24maK6uHS9edtsob5tj7wM5KS4J5THNUzvsbKPWry734ISdQvwlthddZkjhjibRPuCd9JIR310JE5SGydZGoXfe5APKYmd9IiNoTupEfJjwaxIo9zwjWWNG80HqIR9ee+FEKAtZc9pRxhMiqfeVVqp4O5Dt9GzIKTl3jbKBZdTR5/7FMJGcqtuDZM+iYmbZlXmdKo1wi4nKssuCWKBZs/RCj9A5ultef4mbMbAjvXAyBjd6WwY5ks05lHaCobl5GE7J59SdjeAwpegaDRZtus4WPzgHdmV2ZkS5HuSlIFd9b90qoP+HcqBz8hH+iFCdiTOt+hdgF41Iezi2+AI=</X509Certificate>
        <X509Certificate>MIIFUDCCBDigAwIBAgICAgwwDQYJKoZIhvcNAQEFBQAwgZ0xCzAJBgNVBAYTAkNa
MRAwDgYDVQQHEwdPc3RyYXZhMS4wLAYDVQQKEyVWU0IgLSBUZWNobmljYWwgVW5p
dmVyc2l0eSBvZiBPc3RyYXZhMRgwFgYDVQQLEw9Db21wdXRlciBDZW50ZXIxHjAc
BgNVBAMTFUNBIFZTQi1UVU8gMjAwNS0xMi0wNTESMBAGA1UdERQJY2FAdnNiLmN6
MB4XDTA5MDMyMDEyMjQyN1oXDTEyMDgzMTIxNTk1OVowga4xCzAJBgNVBAYTAkNa
MRowGAYDVQQIExExMjM3NTQyODU5MTU1MTU4NjEQMA4GA1UEBxMHT3N0cmF2YTEu
MCwGA1UEChMlVlNCIC0gVGVjaG5pY2FsIFVuaXZlcnNpdHkgb2YgT3N0cmF2YTEM
MAoGA1UECxMDRkVJMQ4wDAYDVQQDEwVtb3IwMzEjMCEGCSqGSIb3DQEJARYUcGF2
ZWwubW9yYXZlY0B2c2IuY3owgZ8wDQYJKoZIhvcNAQEBBQADgY0AMIGJAoGBAJ9Y
kba++rp1h4Zfb7UsbcYqYaPnw4CuUNMdXF95Aaj1bKfNJnSNJXBSOPA4c17Kc6yp
Qsk5RwkSH69xkzhVf0ULrQ3cTmCGHu7yQCKmJnbwn0o9Tqc69tiKMGlF1SVbrXs+
4B2jdelMEVmtCNexzXtuyo5EVglx6DE9xtlENzIXAgMBAAGjggIJMIICBTAJBgNV
HRMEAjAAMBEGCWCGSAGG+EIBAQQEAwIEsDALBgNVHQ8EBAMCA/gwYgYDVR0lBFsw
WQYIKwYBBQUHAwMGCCsGAQUFBwMEBgorBgEEAYI3AgEVBgorBgEEAYI3CgMBBgor
BgEEAYI3CgMDBgorBgEEAYI3CgMEBglghkgBhvhCBAEGCCsGAQUFBwMCMB8GCWCG
SAGG+EIBDQQSFhBVc2VyIENlcnRpZmljYXRlMCgGCWCGSAGG+EIBBAQbFhlodHRw
Oi8vY2EudnNiLmN6L2NybC8wMDMvMCoGA1UdHwQjMCEwH6AdoBuGGWh0dHA6Ly9j
YS52c2IuY3ovY3JsLzAwMy8wQwYDVR0gBDwwOjA4Bg0rBgEEAYGpIQgBAQIAMCcw
JQYIKwYBBQUHAgEWGWh0dHA6Ly9jYS52c2IuY3ovY3BzLzAwMy8wHQYDVR0OBBYE
FPc+rJb5NkWvH288APw8GwYVCwZwMB8GA1UdIwQYMBaAFIyroJ86A0+t+morKu6d
WEt7Q4gCMHgGA1UdEQRxMG+BFHBhdmVsLm1vcmF2ZWNAdnNiLmN6gRVwYXZlbC5t
b3JhdmVjQHBvc3QuY3qBFXBhdmVsLm1vcmF2ZWNAcG9zdC5jeoEVcGF2ZWxtb3Jh
dmVjQGF0bGFzLmN6gRJtb3JhdmVjcEBnbWFpbC5jb20wDQYJKoZIhvcNAQEFBQAD
ggEBAAL6y24maK6uHS9edtsob5tj7wM5KS4J5THNUzvsbKPWry734ISdQvwlthdd
ZkjhjibRPuCd9JIR310JE5SGydZGoXfe5APKYmd9IiNoTupEfJjwaxIo9zwjWWNG
80HqIR9ee+FEKAtZc9pRxhMiqfeVVqp4O5Dt9GzIKTl3jbKBZdTR5/7FMJGcqtuD
ZM+iYmbZlXmdKo1wi4nKssuCWKBZs/RCj9A5ultef4mbMbAjvXAyBjd6WwY5ks05
lHaCobl5GE7J59SdjeAwpegaDRZtus4WPzgHdmV2ZkS5HuSlIFd9b90qoP+HcqBz
8hH+iFCdiTOt+hdgF41Iezi2+AI=</X509Certificate>
      </X509Data>
    </KeyInfo>
    <Object>
      <SignatureProperties>
        <SignatureProperty Id="ID_0039008900f4009f00760043004300af0080001900320064007f002800e8008d" Target="#ID_00c800b700fd005400170095004300de00a200ee003d009a00720038009900d1">
          <dc:date xmlns:dc="http://purl.org/dc/elements/1.1/">2009-12-16T13:25:29</dc:date>
        </SignatureProperty>
      </SignatureProperties>
    </Object>
  </Signature>
</document-signatures>
</file>

<file path=VersionList.xml><?xml version="1.0" encoding="utf-8"?>
<VL:version-list xmlns:dc="http://purl.org/dc/elements/1.1/" xmlns:VL="http://openoffice.org/2001/versions-list">
  <VL:version-entry VL:title="Version1" VL:comment="Opravena 1. část mimo Po-4" VL:creator="Pavel Moravec" dc:date-time="2009-12-09T14:46:12"/>
  <VL:version-entry VL:title="Version2" VL:comment="Pátek 11.12. 9:00" VL:creator="Pavel Moravec" dc:date-time="2009-12-11T10:02:32"/>
  <VL:version-entry VL:title="Version3" VL:comment="Pondeli 20:00" VL:creator="Pavel Moravec" dc:date-time="2009-12-14T20:28:54"/>
  <VL:version-entry VL:title="Version4" VL:comment="Streda 11:00" VL:creator="Pavel Moravec" dc:date-time="2009-12-16T11:07:38"/>
</VL:version-list>
</file>